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list-style-name="L1"/>
    <style:style style:name="P3"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Maze Game No. 2 Notes</text:p>
      <text:p text:style-name="Standard"/>
      <text:p text:style-name="Standard"/>
      <text:p text:style-name="Standard"/>
      <text:p text:style-name="Standard">Notes from the notebook: <text:line-break/></text:p>
      <text:p text:style-name="Standard">ideas: </text:p>
      <text:list xml:id="list7856841455061752573" text:style-name="L1">
        <text:list-item>
          <text:p text:style-name="P2">A tilt ball maze like Breath Of The Wild</text:p>
        </text:list-item>
        <text:list-item>
          <text:p text:style-name="P2">Keep it basic.</text:p>
        </text:list-item>
        <text:list-item>
          <text:p text:style-name="P2">Marbles</text:p>
        </text:list-item>
        <text:list-item>
          <text:p text:style-name="P2">Maze should be stationary.</text:p>
        </text:list-item>
        <text:list-item>
          <text:p text:style-name="P2">3D Ball.</text:p>
        </text:list-item>
        <text:list-item>
          <text:p text:style-name="P2">Goal is a trigger collider.</text:p>
        </text:list-item>
        <text:list-item>
          <text:p text:style-name="P2">Top down camera view.</text:p>
        </text:list-item>
        <text:list-item>
          <text:p text:style-name="P2">If made more advanced, then use tilt controls.</text:p>
        </text:list-item>
      </text:list>
      <text:p text:style-name="Standard"/>
      <text:p text:style-name="Standard"/>
      <text:p text:style-name="Standard">So I'll write up the GDD.<text:line-break/>It should have a description of the game, what will be in it, how to control it, what it is being built for and how to win.</text:p>
      <text:p text:style-name="Standard"/>
      <text:p text:style-name="Standard">Then a list of the big steps that must be done in order to create the game.</text:p>
      <text:p text:style-name="Standard"/>
      <text:p text:style-name="Standard">Then on this document, each big step will be broken down into smaller steps for each big step.</text:p>
      <text:p text:style-name="Standard"/>
      <text:p text:style-name="Standard">Then the note taking below the list, as I work through each step and make the basic game.</text:p>
      <text:p text:style-name="Standard"/>
      <text:p text:style-name="Standard">Smaller steps list: </text:p>
      <text:list xml:id="list9096139960951789296" text:style-name="L2">
        <text:list-item>
          <text:p text:style-name="P3"/>
        </text:list-item>
      </text:list>
      <text:p text:style-name="Standard"/>
      <text:p text:style-name="Standard"/>
      <text:p text:style-name="Standard"/>
      <text:p text:style-name="Standard">Below here will be the usual note taking as I make the game.</text:p>
      <text:p text:style-name="Standard"/>
      <text:p text:style-name="Standard"/>
      <text:p text:style-name="Standard">Today I am building the maze but I realised that the axis is a bit of a mess so I threw the player in their with a movement script so that I could set the axis and terrain position in relation to the players movement directions/axis.</text:p>
      <text:p text:style-name="Standard"/>
      <text:p text:style-name="Standard">I need to change up and down to the direction that I need it to move in.</text:p>
      <text:p text:style-name="Standard"/>
      <text:p text:style-name="Standard">The player now moves and the camera is positioned so that it looks as though the player is moving forward or backwards through the maze.</text:p>
      <text:p text:style-name="Standard"/>
      <text:p text:style-name="Standard">Now I need to re-adjust the camera so that it's at an angle so that it's possible to see the 3D objects rather than making everything seem 2D from it's current position even though it is set to perspective.</text:p>
      <text:p text:style-name="Standard"/>
      <text:p text:style-name="Standard">The camera is now in an ok position that allows you to see some perspective in the maze.</text:p>
      <text:p text:style-name="Standard"/>
      <text:p text:style-name="Standard">I can now build the maze and then after it's built I can readjust the camera and lighting.</text:p>
      <text:p text:style-name="Standard"/>
      <text:p text:style-name="Standard"><text:soft-page-break/>I have built the outer wall of the maze.</text:p>
      <text:p text:style-name="Standard"/>
      <text:p text:style-name="Standard">In order for the maze to be easier and quicker to build I will make the inner wall pieces bigger than the thin outer wall pieces.</text:p>
      <text:p text:style-name="Standard"/>
      <text:p text:style-name="Standard">I have built about a third of the maze and I have made half wall pieces as it helps with the build.</text:p>
      <text:p text:style-name="Standard"/>
      <text:p text:style-name="Standard">Also the player is not able to move out of or through the wall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14cm" fo:margin-bottom="2.016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5/0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1-25T13:34:21.55</meta:creation-date>
    <dc:date>2018-02-02T00:13:16.99</dc:date>
    <dc:creator>Charlie Gracie</dc:creator>
    <meta:editing-duration>PT12H4M1S</meta:editing-duration>
    <meta:editing-cycles>26</meta:editing-cycles>
    <meta:generator>OpenOffice/4.1.3$Win32 OpenOffice.org_project/413m1$Build-9783</meta:generator>
    <meta:document-statistic meta:table-count="0" meta:image-count="0" meta:object-count="0" meta:page-count="2" meta:paragraph-count="28" meta:word-count="394" meta:character-count="1920"/>
  </office:meta>
</office:document-meta>
</file>